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Les fonctions au breve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d’après <text:span text:style-name="T1">Terminologie Grammaticale</text:span><text:span text:style-name="T2"> (juillet 2020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roupe nominal (1/3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épithète</text:span></text:p>
              </text:list-item>
              <text:list-item>
                <text:p><text:span text:style-name="T3">apposition</text:span></text:p>
              </text:list-item>
              <text:list-item>
                <text:p><text:span text:style-name="T3">complément du no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roupe nominal (2/3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épithète </text:span>: « placé contre »</text:p>
              </text:list-item>
              <text:list-item>
                <text:p><text:span text:style-name="T3">apposition</text:span> : « posé à côté »</text:p>
              </text:list-item>
              <text:list-item>
                <text:p><text:span text:style-name="T3">complément du no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roupe nominal (3/3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→ un chien</text:p>
                <text:p/>
              </text:list-header>
              <text:list-item>
                <text:p><text:span text:style-name="T3">épithète</text:span><text:span text:style-name="T4"> : </text:span>un <text:span text:style-name="T5">beau</text:span> chien </text:p>
              </text:list-item>
              <text:list-item>
                <text:p><text:span text:style-name="T3">apposition</text:span><text:span text:style-name="T4"> : </text:span>un chien<text:span text:style-name="T5">, un de ces chiens qui font </text:span><text:span text:style-name="T5">rêver, …</text:span></text:p>
              </text:list-item>
              <text:list-item>
                <text:p><text:span text:style-name="T3">complément du nom</text:span><text:span text:style-name="T4"> : </text:span>un chien <text:span text:style-name="T5">de rac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roupe verbal (1/3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sujet</text:span> </text:p>
              </text:list-item>
              <text:list-item>
                <text:p><text:span text:style-name="T3">COD</text:span></text:p>
              </text:list-item>
              <text:list-item>
                <text:p><text:span text:style-name="T3">COI</text:span></text:p>
              </text:list-item>
              <text:list-item>
                <text:p><text:span text:style-name="T3">attribut du sujet</text:span></text:p>
                <text:p/>
              </text:list-item>
              <text:list-item>
                <text:p><text:span text:style-name="T3">complément d’agent</text:span></text:p>
              </text:list-item>
              <text:list-item>
                <text:p><text:span text:style-name="T3">attribut du CO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roupe verbal (2/3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sujet </text:span>: détermine la personne du verbe </text:p>
              </text:list-item>
              <text:list-item>
                <text:p><text:span text:style-name="T3">COD</text:span> : question « qui, quoi ? »</text:p>
              </text:list-item>
              <text:list-item>
                <text:p><text:span text:style-name="T3">COI</text:span> : question « à qui, à quoi ? »</text:p>
              </text:list-item>
              <text:list-item>
                <text:p><text:span text:style-name="T3">attribut du sujet</text:span> : complément du verbe <text:span text:style-name="T1">être</text:span> et des autres verbes d’état comme <text:span text:style-name="T1">sembler</text:span>, <text:span text:style-name="T1">paraître</text:span>, <text:span text:style-name="T1">devenir</text:span>.</text:p>
                <text:p/>
              </text:list-item>
              <text:list-item>
                <text:p><text:span text:style-name="T3">complément d’agent</text:span> : complément d’un verbe passif</text:p>
              </text:list-item>
              <text:list-item>
                <text:p><text:span text:style-name="T3">attribut du COD</text:span> : ~ épithète d’un COD mais non pronominalisabl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roupe verbal (3/3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4">→ </text:span><text:span text:style-name="T4">a donné / → est / → a été donné</text:span></text:p>
                <text:p><text:span text:style-name="T4"/></text:p>
              </text:list-header>
              <text:list-item>
                <text:p><text:span text:style-name="T3">sujet</text:span><text:span text:style-name="T4"> : </text:span><text:span text:style-name="T6">A-t-</text:span><text:span text:style-name="T7">elle</text:span><text:span text:style-name="T6"> donné quelque chose ?</text:span></text:p>
              </text:list-item>
              <text:list-item>
                <text:p><text:span text:style-name="T3">COD : </text:span><text:span text:style-name="T4">Les papiers </text:span><text:span text:style-name="T7">qu</text:span><text:span text:style-name="T4">’il a donnés étaient illisibles.</text:span></text:p>
              </text:list-item>
              <text:list-item>
                <text:p><text:span text:style-name="T3">COI</text:span> : Ils <text:span text:style-name="T5">nous</text:span> ont donné de la peine !</text:p>
              </text:list-item>
              <text:list-item>
                <text:p><text:span text:style-name="T3">attribut du sujet</text:span> : Elle est <text:span text:style-name="T5">la meilleure</text:span>.</text:p>
                <text:p/>
              </text:list-item>
              <text:list-item>
                <text:p><text:span text:style-name="T3">complément d’agent</text:span> : Le feu a été donné aux hommes <text:span text:style-name="T5">par Prométhée</text:span>.</text:p>
              </text:list-item>
              <text:list-item>
                <text:p><text:span text:style-name="T3">attribut du COD</text:span> : Elles considèrent cet employé <text:span text:style-name="T5">suffisamment compétent</text:span>. (⇆ <text:s/>Elles <text:span text:style-name="T1">le</text:span> considèrent <text:span text:style-name="T1">suffisamment compétent</text:span>.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complément circonstanciel</text:p>
          </draw:text-box>
        </draw:frame>
        <draw:frame presentation:style-name="pr4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7">Aujourd’hui</text:span><text:span text:style-name="T4">, il a </text:span><text:span text:style-name="T7">maladroitement</text:span><text:span text:style-name="T4"> rappelé sa mère </text:span><text:span text:style-name="T4">pour présenter des excuses.</text:span></text:p>
              </text:list-item>
              <text:list-item>
                <text:p text:style-name="P3"><text:span text:style-name="T4">Sera-t-il </text:span><text:span text:style-name="T7">présent</text:span><text:span text:style-name="T4"> </text:span><text:span text:style-name="T7">demain</text:span><text:span text:style-name="T4"> ?</text:span></text:p>
              </text:list-item>
              <text:list-item>
                <text:p text:style-name="P3"><text:span text:style-name="T7">Où</text:span><text:span text:style-name="T4"> serez-vous </text:span><text:span text:style-name="T7">demain</text:span><text:span text:style-name="T4"> </text:span><text:span text:style-name="T7">après-midi</text:span><text:span text:style-name="T4"> ?</text:span></text:p>
              </text:list-item>
              <text:list-item>
                <text:p text:style-name="P3"><text:span text:style-name="T7">Comment</text:span><text:span text:style-name="T4"> voulez-vous manger ce repas ?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ttribut du COD ou épithète ?</text:p>
          </draw:text-box>
        </draw:frame>
        <draw:frame presentation:style-name="pr4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4">Elle analysa ce problème </text:span><text:span text:style-name="T8">épineux</text:span><text:span text:style-name="T4">.</text:span></text:p>
                <text:p text:style-name="P3"><text:span text:style-name="T4">⇆ </text:span><text:span text:style-name="T4">Elle </text:span><text:span text:style-name="T8">l’</text:span><text:span text:style-name="T4">analysa : </text:span><text:span text:style-name="T8">épineux </text:span><text:span text:style-name="T9">est pronominalisable</text:span><text:span text:style-name="T8"> → </text:span><text:span text:style-name="T10">épithète</text:span><text:span text:style-name="T8"> </text:span><text:span text:style-name="T9">de </text:span><text:span text:style-name="T8">ce problème</text:span></text:p>
              </text:list-item>
              <text:list-item>
                <text:p text:style-name="P3"><text:span text:style-name="T9">Les historiens considèrent cette époque </text:span><text:span text:style-name="T8">comme </text:span><text:span text:style-name="T8">sanglante</text:span><text:span text:style-name="T9">.</text:span></text:p>
                <text:p text:style-name="P3"><text:span text:style-name="T9">⇆ </text:span><text:span text:style-name="T9">Les historiens </text:span><text:span text:style-name="T8">la</text:span><text:span text:style-name="T9"> considèrent comme </text:span><text:span text:style-name="T9">sanglante : </text:span><text:span text:style-name="T8">comme sanglante</text:span><text:span text:style-name="T9"> n’est pas </text:span><text:span text:style-name="T9">pronominalisable → </text:span><text:span text:style-name="T10">attribut du COD</text:span><text:span text:style-name="T9"> de </text:span><text:span text:style-name="T8">cette </text:span><text:span text:style-name="T8">époqu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ttribut du COD ou épithète ?</text:p>
          </draw:text-box>
        </draw:frame>
        <draw:frame presentation:style-name="pr4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4">As-tu retrouvé ce cahier </text:span><text:span text:style-name="T8">jaune</text:span><text:span text:style-name="T4"> ?</text:span></text:p>
              </text:list-item>
              <text:list-item>
                <text:p text:style-name="P3"><text:span text:style-name="T4">Avez-vous trouvé cet exercice </text:span><text:span text:style-name="T8">difficile </text:span><text:span text:style-name="T4">?</text:span></text:p>
              </text:list-item>
              <text:list-item>
                <text:p text:style-name="P3"><text:span text:style-name="T4">Et nous qui croyions cette région </text:span><text:span text:style-name="T8">paisible</text:span><text:span text:style-name="T4"> !</text:span></text:p>
              </text:list-item>
              <text:list-item>
                <text:p text:style-name="P3"><text:span text:style-name="T4">Nous avons immédiatement apprécié </text:span><text:span text:style-name="T8">cette </text:span><text:span text:style-name="T8">contrée ensoleillée</text:span><text:span text:style-name="T4">.</text:span></text:p>
              </text:list-item>
              <text:list-item>
                <text:p text:style-name="P3"><text:span text:style-name="T4">Johann a les yeux </text:span><text:span text:style-name="T8">verts</text:span><text:span text:style-name="T4">.</text:span></text:p>
              </text:list-item>
              <text:list-item>
                <text:p text:style-name="P3"><text:span text:style-name="T4">Tu remarqueras ses yeux </text:span><text:span text:style-name="T8">bleus</text:span><text:span text:style-name="T4">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7T18:24:50.429814639</meta:creation-date>
    <meta:editing-duration>PT47M8S</meta:editing-duration>
    <meta:editing-cycles>41</meta:editing-cycles>
    <meta:generator>LibreOffice/6.0.7.3$Linux_X86_64 LibreOffice_project/00m0$Build-3</meta:generator>
    <dc:title>Vivid</dc:title>
    <dc:date>2021-02-17T19:12:14.865531383</dc:date>
    <meta:document-statistic meta:object-count="83"/>
  </office:meta>
</office:document-meta>
</file>